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TART</text:p>
      <text:p text:style-name="Standard"/>
      <text:p text:style-name="Standard">1. Initialize Game Window</text:p>
      <text:p text:style-name="Standard"><text:s text:c="3"/>- Create a GraphWin with title and fixed width/height</text:p>
      <text:p text:style-name="Standard"><text:s text:c="3"/>- Set background color</text:p>
      <text:p text:style-name="Standard"><text:s text:c="3"/>- Define logical grid size (e.g., 10x10)</text:p>
      <text:p text:style-name="Standard"><text:s text:c="3"/>- Optionally use `setCoords` for intuitive coordinates</text:p>
      <text:p text:style-name="Standard"/>
      <text:p text:style-name="Standard">2. Define Maze Structure</text:p>
      <text:p text:style-name="Standard"><text:s text:c="3"/>- Use a 2D list of integers:</text:p>
      <text:p text:style-name="Standard"><text:s text:c="5"/>0 = path</text:p>
      <text:p text:style-name="Standard"><text:s text:c="5"/>1 = wall</text:p>
      <text:p text:style-name="Standard"><text:s text:c="5"/>(e.g., 10x10 array)</text:p>
      <text:p text:style-name="Standard"/>
      <text:p text:style-name="Standard">3. Draw Maze</text:p>
      <text:p text:style-name="Standard"><text:s text:c="3"/>FOR each cell in the grid:</text:p>
      <text:p text:style-name="Standard"><text:s text:c="7"/>IF cell is wall:</text:p>
      <text:p text:style-name="Standard"><text:s text:c="11"/>Draw a filled rectangle for the wall</text:p>
      <text:p text:style-name="Standard"><text:s text:c="7"/>ELSE:</text:p>
      <text:p text:style-name="Standard"><text:s text:c="11"/>Optionally draw background/path tiles</text:p>
      <text:p text:style-name="Standard"/>
      <text:p text:style-name="Standard">4. Initialize Player</text:p>
      <text:p text:style-name="Standard"><text:s text:c="3"/>- Define player's starting position (x, y)</text:p>
      <text:p text:style-name="Standard"><text:s text:c="3"/>- Draw the player (e.g., as a Circle)</text:p>
      <text:p text:style-name="Standard"/>
      <text:p text:style-name="Standard">5. Game Loop</text:p>
      <text:p text:style-name="Standard"><text:s text:c="3"/>WHILE window is open:</text:p>
      <text:p text:style-name="Standard"><text:s text:c="7"/>- Wait for key press (`getKey()` or `checkKey()`)</text:p>
      <text:p text:style-name="Standard"><text:s text:c="7"/>- Determine direction (WASD or arrow keys)</text:p>
      <text:p text:style-name="Standard"><text:s text:c="7"/>- Calculate new position</text:p>
      <text:p text:style-name="Standard"><text:s text:c="7"/>- IF new position is within bounds AND not a wall:</text:p>
      <text:p text:style-name="Standard"><text:s text:c="11"/>- Move player to new position</text:p>
      <text:p text:style-name="Standard"><text:s text:c="11"/>- Update player’s graphics (move or redraw)</text:p>
      <text:p text:style-name="Standard"/>
      <text:p text:style-name="Standard">6. Win Condition (Optional)</text:p>
      <text:p text:style-name="Standard"><text:s text:c="3"/>- IF player reaches goal cell:</text:p>
      <text:p text:style-name="Standard"><text:s text:c="7"/>- Display win message</text:p>
      <text:p text:style-name="Standard"><text:s text:c="7"/>- Break loop or pause for input</text:p>
      <text:p text:style-name="Standard"/>
      <text:p text:style-name="Standard">7. Exit</text:p>
      <text:p text:style-name="Standard"><text:s text:c="3"/>- On user closing window or completing maze:</text:p>
      <text:p text:style-name="Standard"><text:s text:c="7"/>- Close window</text:p>
      <text:p text:style-name="Standard"/>
      <text:p text:style-name="Standard">EN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3T11:18:15.616887469</meta:creation-date>
    <dc:date>2025-06-03T11:50:34.815397477</dc:date>
    <meta:editing-duration>PT22M</meta:editing-duration>
    <meta:editing-cycles>1</meta:editing-cycles>
    <meta:document-statistic meta:table-count="0" meta:image-count="0" meta:object-count="0" meta:page-count="1" meta:paragraph-count="36" meta:word-count="180" meta:character-count="1119" meta:non-whitespace-character-count="820"/>
    <meta:generator>LibreOffice/25.2.2.2$Linux_X86_64 LibreOffice_project/520$Build-2</meta:generator>
  </office:meta>
</office:document-meta>
</file>